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2.849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1.332cm" fo:break-before="auto" style:use-optimal-row-height="true"/>
    </style:style>
    <style:style style:name="ro8" style:family="table-row">
      <style:table-row-properties style:row-height="2.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35" style:family="table-cell" style:parent-style-name="Default">
      <style:table-cell-properties fo:background-color="#b4c7dc" fo:wrap-option="wrap" fo:border="none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41" style:family="table-cell" style:parent-style-name="Default" style:data-style-name="N37">
      <style:table-cell-properties fo:background-color="#999999" fo:wrap-option="wrap" fo:border="none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43" style:family="table-cell" style:parent-style-name="Default">
      <style:table-cell-properties fo:background-color="#999999" fo:wrap-option="wrap" fo:border="none" style:vertical-align="top"/>
      <style:text-properties style:font-name="Liberation Sans"/>
    </style:style>
    <style:style style:name="ce39" style:family="table-cell" style:parent-style-name="Default" style:data-style-name="N37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119" style:family="table-cell" style:parent-style-name="Default" style:data-style-name="N37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91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2" style:family="table-cell" style:parent-style-name="Default" style:data-style-name="N37">
      <style:table-cell-properties fo:wrap-option="wrap" fo:border="none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99" style:family="table-cell" style:parent-style-name="Default">
      <style:table-cell-properties fo:background-color="#b4c7dc" fo:wrap-option="wrap" fo:border="none" style:vertical-align="top"/>
      <style:text-properties style:use-window-font-color="true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118" style:family="table-cell" style:parent-style-name="Default" style:data-style-name="N37">
      <style:table-cell-properties fo:background-color="#999999" fo:wrap-option="wrap" fo:border="none" style:vertical-align="top"/>
      <style:text-properties style:font-name="Liberation Sans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117" style:family="table-cell" style:parent-style-name="Default">
      <style:table-cell-properties fo:background-color="#5983b0" fo:wrap-option="wrap" style:vertical-align="top"/>
    </style:style>
    <style:style style:name="ce110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12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123" style:family="table-cell" style:parent-style-name="Default">
      <style:table-cell-properties fo:background-color="#5983b0" fo:wrap-option="wrap" style:vertical-align="top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125" style:family="table-cell" style:parent-style-name="Default" style:data-style-name="N37">
      <style:table-cell-properties fo:background-color="#999999" fo:wrap-option="wrap" fo:border="none" style:vertical-align="top"/>
      <style:text-properties style:font-name="Liberation Sans"/>
    </style:style>
    <style:style style:name="ce126" style:family="table-cell" style:parent-style-name="Default" style:data-style-name="N37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114" style:family="table-cell" style:parent-style-name="Default">
      <style:table-cell-properties fo:background-color="#b4c7dc" fo:wrap-option="wrap" fo:border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29" style:family="table-cell" style:parent-style-name="Default">
      <style:table-cell-properties fo:background-color="#5983b0" fo:wrap-option="wrap" style:vertical-align="top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132" style:family="table-cell" style:parent-style-name="Default" style:data-style-name="N37">
      <style:table-cell-properties fo:background-color="#999999" fo:wrap-option="wrap" fo:border="none" style:vertical-align="top"/>
      <style:text-properties style:font-name="Liberation Sans"/>
    </style:style>
    <style:style style:name="ce133" style:family="table-cell" style:parent-style-name="Default" style:data-style-name="N37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120" style:family="table-cell" style:parent-style-name="Default">
      <style:table-cell-properties fo:background-color="#5983b0" fo:wrap-option="wrap" style:vertical-align="top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139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0" calcext:value-type="float">
            <text:p>0</text:p>
          </table:table-cell>
          <table:table-cell table:style-name="ce80" table:formula="of:=[$Home.$D$3]" office:value-type="float" office:value="3" calcext:value-type="float">
            <text:p>3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0" calcext:value-type="float">
            <text:p>0</text:p>
          </table:table-cell>
          <table:table-cell table:style-name="ce80" table:formula="of:=[$Gallery.$D$3]" office:value-type="float" office:value="3" calcext:value-type="float">
            <text:p>3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0" calcext:value-type="float">
            <text:p>0</text:p>
          </table:table-cell>
          <table:table-cell table:style-name="ce80" table:formula="of:=[$Commissions.$D$3]" office:value-type="float" office:value="7" calcext:value-type="float">
            <text:p>7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0" calcext:value-type="float">
            <text:p>0</text:p>
          </table:table-cell>
          <table:table-cell table:style-name="ce80" table:formula="of:=[$Contact.$D$3]" office:value-type="float" office:value="8" calcext:value-type="float">
            <text:p>8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0" calcext:value-type="float">
            <text:p>0</text:p>
          </table:table-cell>
          <table:table-cell table:style-name="ce81" table:formula="of:=[$'Misc.'.D3]" office:value-type="float" office:value="10" calcext:value-type="float">
            <text:p>1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1" calcext:value-type="float">
            <text:p>1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1" calcext:value-type="percentage">
            <text:p>10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0" calcext:value-type="float">
            <text:p>0</text:p>
          </table:table-cell>
          <table:table-cell table:style-name="ce82" table:formula="of:=SUM([.C11:.C15])" office:value-type="float" office:value="31" calcext:value-type="float">
            <text:p>31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1" calcext:value-type="float">
            <text:p>1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9:.$C$512]; [.C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9:.$C$512]; [.C3])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9:.$C$512]; [.C5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1" calcext:value-type="percentage">
            <text:p>10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1" office:value-type="string" calcext:value-type="string">
            <text:p>#10 (fixed) 07/10/2024</text:p>
          </table:table-cell>
          <table:table-cell table:number-columns-repeated="16380"/>
        </table:table-row>
        <table:table-row table:style-name="ro1">
          <table:table-cell table:style-name="ce35" office:value-type="string" calcext:value-type="string">
            <text:p>Cookie banner displays</text:p>
          </table:table-cell>
          <table:table-cell table:style-name="ce41" table:number-columns-repeated="3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39"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43" office:value-type="string" calcext:value-type="string">
            <text:p>test_cookies_accepted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39" table:number-columns-repeated="3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49" table:content-validation-name="val1" office:value-type="string" calcext:value-type="string">
            <text:p>N/A</text:p>
          </table:table-cell>
          <table:table-cell table:style-name="ce91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39"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35" office:value-type="string" calcext:value-type="string">
            <text:p>Logo is visible.</text:p>
          </table:table-cell>
          <table:table-cell table:style-name="ce41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35" office:value-type="string" calcext:value-type="string">
            <text:p>Website title and tag line are visible.</text:p>
          </table:table-cell>
          <table:table-cell table:style-name="ce41" table:number-columns-repeated="3"/>
          <table:table-cell table:number-columns-repeated="16380"/>
        </table:table-row>
        <table:table-row table:style-name="ro1">
          <table:table-cell table:style-name="ce35" office:value-type="string" calcext:value-type="string">
            <text:p>Buttons linking to social media display.</text:p>
          </table:table-cell>
          <table:table-cell table:style-name="ce41" table:number-columns-repeated="3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39" table:number-columns-repeated="3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39" table:number-columns-repeated="3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39"/>
          <table:table-cell table:style-name="ce119"/>
          <table:table-cell table:style-name="ce39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39" table:number-columns-repeated="3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39"/>
          <table:table-cell table:style-name="ce119"/>
          <table:table-cell table:style-name="ce39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39" table:number-columns-repeated="3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35" office:value-type="string" calcext:value-type="string">
            <text:p>Social media text buttons with hyperlinks display.</text:p>
          </table:table-cell>
          <table:table-cell table:style-name="ce41" table:number-columns-repeated="3"/>
          <table:table-cell table:number-columns-repeated="16380"/>
        </table:table-row>
        <table:table-row table:style-name="ro2">
          <table:table-cell table:style-name="ce35" office:value-type="string" calcext:value-type="string">
            <text:p>Website’s title visible with hyperlink to homepage visible and functional.</text:p>
          </table:table-cell>
          <table:table-cell table:style-name="ce41" table:number-columns-repeated="3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39"/>
          <table:table-cell table:style-name="ce119"/>
          <table:table-cell table:style-name="ce39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49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39" table:number-columns-repeated="3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42:'Misc.'.C510 'Misc.'.C15:'Misc.'.C15 'Misc.'.C13:'Misc.'.C13 'Misc.'.C30:'Misc.'.C32 'Misc.'.C18:'Misc.'.C20 'Misc.'.C9:'Misc.'.C10 'Misc.'.C24:'Misc.'.C24 'Misc.'.C26:'Misc.'.C28 'Misc.'.C35:'Misc.'.C36 'Misc.'.C39:'Misc.'.C40">
            <calcext:condition calcext:apply-style-name="Good" calcext:value="contains-text(&quot;Pass&quot;)" calcext:base-cell-address="'Misc.'.C9"/>
          </calcext:conditional-format>
          <calcext:conditional-format calcext:target-range-address="'Misc.'.C42:'Misc.'.C510 'Misc.'.C15:'Misc.'.C15 'Misc.'.C13:'Misc.'.C13 'Misc.'.C30:'Misc.'.C32 'Misc.'.C18:'Misc.'.C20 'Misc.'.C9:'Misc.'.C10 'Misc.'.C24:'Misc.'.C24 'Misc.'.C26:'Misc.'.C28 'Misc.'.C35:'Misc.'.C36 'Misc.'.C39:'Misc.'.C40">
            <calcext:condition calcext:apply-style-name="Error" calcext:value="contains-text(&quot;Fail&quot;)" calcext:base-cell-address="'Misc.'.C9"/>
          </calcext:conditional-format>
          <calcext:conditional-format calcext:target-range-address="'Misc.'.C42:'Misc.'.C510 'Misc.'.C15:'Misc.'.C15 'Misc.'.C13:'Misc.'.C13 'Misc.'.C30:'Misc.'.C32 'Misc.'.C18:'Misc.'.C20 'Misc.'.C9:'Misc.'.C10 'Misc.'.C24:'Misc.'.C24 'Misc.'.C26:'Misc.'.C28 'Misc.'.C35:'Misc.'.C36 'Misc.'.C39:'Misc.'.C40">
            <calcext:condition calcext:apply-style-name="Accent 2" calcext:value="contains-text(&quot;N/A&quot;)" calcext:base-cell-address="'Misc.'.C9"/>
          </calcext:conditional-format>
          <calcext:conditional-format calcext:target-range-address="'Misc.'.C42:'Misc.'.C510 'Misc.'.C15:'Misc.'.C15 'Misc.'.C13:'Misc.'.C13 'Misc.'.C30:'Misc.'.C32 'Misc.'.C18:'Misc.'.C20 'Misc.'.C9:'Misc.'.C10 'Misc.'.C24:'Misc.'.C24 'Misc.'.C26:'Misc.'.C28 'Misc.'.C35:'Misc.'.C36 'Misc.'.C39:'Misc.'.C40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3" calcext:value-type="float">
            <text:p>3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112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Ensure there is a link set for every buttons of the links tree.</text:p>
          </table:table-cell>
          <table:table-cell table:style-name="ce41"/>
          <table:table-cell table:style-name="ce118"/>
          <table:table-cell table:style-name="ce41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112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5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112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 table:number-columns-repeated="3"/>
        </table:table-row>
        <calcext:conditional-formats>
          <calcext:conditional-format calcext:target-range-address="Home.C18:Home.C19 Home.C14:Home.C15 Home.C9:Home.C11">
            <calcext:condition calcext:apply-style-name="Good" calcext:value="contains-text(&quot;Pass&quot;)" calcext:base-cell-address="Home.C9"/>
          </calcext:conditional-format>
          <calcext:conditional-format calcext:target-range-address="Home.C18:Home.C19 Home.C14:Home.C15 Home.C9:Home.C11">
            <calcext:condition calcext:apply-style-name="Error" calcext:value="contains-text(&quot;Fail&quot;)" calcext:base-cell-address="Home.C9"/>
          </calcext:conditional-format>
          <calcext:conditional-format calcext:target-range-address="Home.C18:Home.C19 Home.C14:Home.C15 Home.C9:Home.C11">
            <calcext:condition calcext:apply-style-name="Accent 2" calcext:value="contains-text(&quot;N/A&quot;)" calcext:base-cell-address="Home.C9"/>
          </calcext:conditional-format>
          <calcext:conditional-format calcext:target-range-address="Home.C18:Home.C19 Home.C14:Home.C15 Home.C9:Home.C11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7"/>
        <table:table-column table:style-name="co2" table:default-cell-style-name="ce73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2]; [.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2]; [.C3])" office:value-type="float" office:value="3" calcext:value-type="float">
            <text:p>3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1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10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Page header display the page title</text:p>
          </table:table-cell>
          <table:table-cell table:style-name="ce41" table:number-columns-repeated="3"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39" table:number-columns-repeated="3"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22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Images display</text:p>
          </table:table-cell>
          <table:table-cell table:style-name="ce41" table:number-columns-repeated="3"/>
        </table:table-row>
        <table:table-row table:style-name="ro1">
          <table:table-cell table:style-name="ce99" office:value-type="string" calcext:value-type="string">
            <text:p>Each image should have a caption</text:p>
          </table:table-cell>
          <table:table-cell table:style-name="ce41" table:number-columns-repeated="3"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1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5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22"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 table:number-columns-repeated="3"/>
        </table:table-row>
        <calcext:conditional-formats>
          <calcext:conditional-format calcext:target-range-address="Gallery.C18:Gallery.C19 Gallery.C9:Gallery.C9 Gallery.C13:Gallery.C13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19 Gallery.C9:Gallery.C9 Gallery.C13:Gallery.C13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19 Gallery.C9:Gallery.C9 Gallery.C13:Gallery.C13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19 Gallery.C9:Gallery.C9 Gallery.C13:Gallery.C13">
            <calcext:condition calcext:apply-style-name="Neutral" calcext:value="contains-text(&quot;Blocked&quot;)" calcext:base-cell-address="Gallery.C9"/>
          </calcext:conditional-format>
          <calcext:conditional-format calcext:target-range-address="Gallery.C10:Gallery.C10">
            <calcext:condition calcext:apply-style-name="Good" calcext:value="contains-text(&quot;Pass&quot;)" calcext:base-cell-address="Gallery.C10"/>
          </calcext:conditional-format>
          <calcext:conditional-format calcext:target-range-address="Gallery.C10:Gallery.C10">
            <calcext:condition calcext:apply-style-name="Error" calcext:value="contains-text(&quot;Fail&quot;)" calcext:base-cell-address="Gallery.C10"/>
          </calcext:conditional-format>
          <calcext:conditional-format calcext:target-range-address="Gallery.C10:Gallery.C10">
            <calcext:condition calcext:apply-style-name="Accent 2" calcext:value="contains-text(&quot;N/A&quot;)" calcext:base-cell-address="Gallery.C10"/>
          </calcext:conditional-format>
          <calcext:conditional-format calcext:target-range-address="Gallery.C10:Gallery.C10">
            <calcext:condition calcext:apply-style-name="Neutral" calcext:value="contains-text(&quot;Blocked&quot;)" calcext:base-cell-address="Gallery.C10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73"/>
        <table:table-column table:style-name="co2" table:default-cell-style-name="ce124"/>
        <table:table-column table:style-name="co2" table:default-cell-style-name="ce73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9:.$C$518]; [.$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9:.$C$518]; [.$C3])" office:value-type="float" office:value="7" calcext:value-type="float">
            <text:p>7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2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The page header should display the page title</text:p>
          </table:table-cell>
          <table:table-cell table:style-name="ce41"/>
          <table:table-cell table:style-name="ce125"/>
          <table:table-cell table:style-name="ce41"/>
        </table:table-row>
        <table:table-row table:style-name="ro1">
          <table:table-cell table:style-name="ce66" office:value-type="string" calcext:value-type="string">
            <text:p>Page URL should contain “/commissions”</text:p>
          </table:table-cell>
          <table:table-cell table:style-name="ce39"/>
          <table:table-cell table:style-name="ce126"/>
          <table:table-cell table:style-name="ce39"/>
        </table:table-row>
        <table:table-row table:style-name="ro3">
          <table:table-cell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Images should display</text:p>
          </table:table-cell>
          <table:table-cell table:style-name="ce41" table:number-columns-repeated="3"/>
        </table:table-row>
        <table:table-row table:style-name="ro1">
          <table:table-cell table:style-name="ce66" office:value-type="string" calcext:value-type="string">
            <text:p>The “Let’s talk about your project” button should display</text:p>
          </table:table-cell>
          <table:table-cell table:style-name="ce39" table:number-columns-repeated="3"/>
        </table:table-row>
        <table:table-row table:style-name="ro6">
          <table:table-cell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66" office:value-type="string" calcext:value-type="string">
            <text:p>The button redirects to the CONTACT page (/contact)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2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7">
          <table:table-cell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string" calcext:value-type="string">
            <text:p>#8, #9</text:p>
            <text:p>08/10/2024</text:p>
          </table:table-cell>
        </table:table-row>
        <table:table-row table:style-name="ro1">
          <table:table-cell table:style-name="ce99" office:value-type="string" calcext:value-type="string">
            <text:p>Images should display</text:p>
          </table:table-cell>
          <table:table-cell table:style-name="ce41" table:number-columns-repeated="3"/>
        </table:table-row>
        <table:table-row table:style-name="ro1">
          <table:table-cell table:style-name="ce99" office:value-type="string" calcext:value-type="string">
            <text:p>Price indicator for each section</text:p>
          </table:table-cell>
          <table:table-cell table:style-name="ce41" table:number-columns-repeated="3"/>
        </table:table-row>
        <table:table-row table:style-name="ro1">
          <table:table-cell table:style-name="ce66" office:value-type="string" calcext:value-type="string">
            <text:p>Text display for each section</text:p>
          </table:table-cell>
          <table:table-cell table:style-name="ce39" table:number-columns-repeated="3"/>
        </table:table-row>
        <table:table-row table:style-name="ro2">
          <table:table-cell office:value-type="string" calcext:value-type="string">
            <text:p>1. Navigate to the COMMISSIONS page.</text:p>
            <text:p>2. Observe the sections “To consider”.</text:p>
          </table:table-cell>
          <table:table-cell table:style-name="ce58" office:value-type="string" calcext:value-type="string">
            <text:p>test_to_consider_section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Text displays</text:p>
          </table:table-cell>
          <table:table-cell table:style-name="ce41" table:number-columns-repeated="3"/>
        </table:table-row>
        <table:table-row table:style-name="ro1">
          <table:table-cell table:style-name="ce66" office:value-type="string" calcext:value-type="string">
            <text:p>Hyperlink redirects to CONTACT page (/contact)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2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58" office:value-type="string" calcext:value-type="string">
            <text:p>test_customer_reviews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99" office:value-type="string" calcext:value-type="string">
            <text:p>Text should display</text:p>
          </table:table-cell>
          <table:table-cell table:style-name="ce41" table:number-columns-repeated="3"/>
        </table:table-row>
        <table:table-row table:style-name="ro1">
          <table:table-cell table:style-name="ce99" office:value-type="string" calcext:value-type="string">
            <text:p>Nameof author should display</text:p>
          </table:table-cell>
          <table:table-cell table:style-name="ce41" table:number-columns-repeated="3"/>
        </table:table-row>
        <table:table-row table:style-name="ro1">
          <table:table-cell table:style-name="ce66" office:value-type="string" calcext:value-type="string">
            <text:p>Hyperlink should be linked to the author’s name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2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content-validation-name="val1" office:value-type="string" calcext:value-type="string">
            <text:p>Pass</text:p>
          </table:table-cell>
          <table:table-cell table:style-name="ce92" office:value-type="date" office:date-value="2024-10-08" calcext:value-type="date">
            <text:p>08/10/24</text:p>
          </table:table-cell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 table:number-columns-repeated="3"/>
        </table:table-row>
        <table:table-row table:style-name="ro1">
          <table:table-cell table:style-name="Default" table:number-columns-repeated="2"/>
          <table:table-cell table:style-name="ce73"/>
          <table:table-cell/>
        </table:table-row>
        <calcext:conditional-formats>
          <calcext:conditional-format calcext:target-range-address="Commissions.C34:Commissions.C35 Commissions.C24:Commissions.C24 Commissions.C9:Commissions.C13 Commissions.C16:Commissions.C16 Commissions.C19:Commissions.C20 Commissions.C28:Commissions.C29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5 Commissions.C24:Commissions.C24 Commissions.C9:Commissions.C13 Commissions.C16:Commissions.C16 Commissions.C19:Commissions.C20 Commissions.C28:Commissions.C29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5 Commissions.C24:Commissions.C24 Commissions.C9:Commissions.C13 Commissions.C16:Commissions.C16 Commissions.C19:Commissions.C20 Commissions.C28:Commissions.C29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5 Commissions.C24:Commissions.C24 Commissions.C9:Commissions.C13 Commissions.C16:Commissions.C16 Commissions.C19:Commissions.C20 Commissions.C28:Commissions.C29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31"/>
        <table:table-column table:style-name="co2" table:default-cell-style-name="ce92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5]; [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5]; [.C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5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5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15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2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58" office:value-type="string" calcext:value-type="string">
            <text:p>test_contact_title_and_url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Page title displays</text:p>
          </table:table-cell>
          <table:table-cell table:style-name="ce41"/>
          <table:table-cell table:style-name="ce132"/>
          <table:table-cell table:style-name="ce41"/>
          <table:table-cell table:number-columns-repeated="4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2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display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Form displays</text:p>
          </table:table-cell>
          <table:table-cell table:style-name="ce41"/>
          <table:table-cell table:style-name="ce132"/>
          <table:table-cell table:style-name="ce41"/>
          <table:table-cell table:number-columns-repeated="4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required_fields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1">
          <table:table-cell table:style-name="ce99" office:value-type="string" calcext:value-type="string">
            <text:p>Required fields visible</text:p>
          </table:table-cell>
          <table:table-cell table:style-name="ce41"/>
          <table:table-cell table:style-name="ce132"/>
          <table:table-cell table:style-name="ce41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marked as required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correct_input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8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2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58" office:value-type="string" calcext:value-type="string">
            <text:p>test_contact_card_display </text:p>
          </table:table-cell>
          <table:table-cell table:content-validation-name="val1" office:value-type="string" calcext:value-type="string">
            <text:p>Pass</text:p>
          </table:table-cell>
          <table:table-cell office:value-type="date" office:date-value="2024-10-08" calcext:value-type="date">
            <text:p>08/10/24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The logo and text should display.</text:p>
          </table:table-cell>
          <table:table-cell table:style-name="ce41"/>
          <table:table-cell table:style-name="ce132"/>
          <table:table-cell table:style-name="ce41"/>
          <table:table-cell table:number-columns-repeated="4"/>
        </table:table-row>
        <table:table-row table:style-name="ro1">
          <table:table-cell table:style-name="ce67" office:value-type="string" calcext:value-type="string">
            <text:p>Social media buttons should display and linked to hyperlinks.</text:p>
          </table:table-cell>
          <table:table-cell table:style-name="ce39"/>
          <table:table-cell table:style-name="ce133"/>
          <table:table-cell table:style-name="ce39"/>
          <table:table-cell table:number-columns-repeated="4"/>
        </table:table-row>
        <calcext:conditional-formats>
          <calcext:conditional-format calcext:target-range-address="Contact.C9:Contact.C12 Contact.C31:Contact.C33 Contact.C14:Contact.C28">
            <calcext:condition calcext:apply-style-name="Good" calcext:value="contains-text(&quot;Pass&quot;)" calcext:base-cell-address="Contact.C9"/>
          </calcext:conditional-format>
          <calcext:conditional-format calcext:target-range-address="Contact.C9:Contact.C12 Contact.C31:Contact.C33 Contact.C14:Contact.C28">
            <calcext:condition calcext:apply-style-name="Error" calcext:value="contains-text(&quot;Fail&quot;)" calcext:base-cell-address="Contact.C9"/>
          </calcext:conditional-format>
          <calcext:conditional-format calcext:target-range-address="Contact.C9:Contact.C12 Contact.C31:Contact.C33 Contact.C14:Contact.C28">
            <calcext:condition calcext:apply-style-name="Accent 2" calcext:value="contains-text(&quot;N/A&quot;)" calcext:base-cell-address="Contact.C9"/>
          </calcext:conditional-format>
          <calcext:conditional-format calcext:target-range-address="Contact.C9:Contact.C12 Contact.C31:Contact.C33 Contact.C14:Contact.C28">
            <calcext:condition calcext:apply-style-name="Neutral" calcext:value="contains-text(&quot;Blocked&quot;)" calcext:base-cell-address="Contact.C9"/>
          </calcext:conditional-format>
          <calcext:conditional-format calcext:target-range-address="Contact.C30:Contact.C30">
            <calcext:condition calcext:apply-style-name="Good" calcext:value="contains-text(&quot;Pass&quot;)" calcext:base-cell-address="Contact.C30"/>
          </calcext:conditional-format>
          <calcext:conditional-format calcext:target-range-address="Contact.C30:Contact.C30">
            <calcext:condition calcext:apply-style-name="Error" calcext:value="contains-text(&quot;Fail&quot;)" calcext:base-cell-address="Contact.C30"/>
          </calcext:conditional-format>
          <calcext:conditional-format calcext:target-range-address="Contact.C30:Contact.C30">
            <calcext:condition calcext:apply-style-name="Accent 2" calcext:value="contains-text(&quot;N/A&quot;)" calcext:base-cell-address="Contact.C30"/>
          </calcext:conditional-format>
          <calcext:conditional-format calcext:target-range-address="Contact.C30:Contact.C30">
            <calcext:condition calcext:apply-style-name="Neutral" calcext:value="contains-text(&quot;Blocked&quot;)" calcext:base-cell-address="Contact.C30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3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1:30:55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8T11:31:31.053000000</dc:date>
    <meta:editing-duration>PT19H34M25S</meta:editing-duration>
    <meta:editing-cycles>106</meta:editing-cycles>
    <meta:generator>LibreOffice/24.8.2.1$Windows_X86_64 LibreOffice_project/0f794b6e29741098670a3b95d60478a65d05ef13</meta:generator>
    <meta:document-statistic meta:table-count="8" meta:cell-count="429" meta:object-count="0"/>
  </office:meta>
</office:document-meta>
</file>